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dom:select" xlink:href="vnd.sun.star.script:Standard.Module1.PysSelChange?language=Basic&amp;location=document" xlink:type="simple"/>
        </officeooo:event-listener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boolean" office:boolean-value="-1" calcext:value-type="boolean">
            <text:p>TRUE</text:p>
          </table:table-cell>
          <table:table-cell table:style-name="Default"/>
          <table:table-cell/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-1" calcext:value-type="boolean">
            <text:p>TRUE</text:p>
          </table:table-cell>
          <table:table-cell/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-1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boolean" office:boolean-value="-1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8:28:25.534186442</meta:creation-date>
    <dc:date>2021-01-01T18:42:28.563664197</dc:date>
    <meta:editing-duration>PT14M1S</meta:editing-duration>
    <meta:editing-cycles>4</meta:editing-cycles>
    <meta:generator>LibreOffice/7.0.4.2$Linux_X86_64 LibreOffice_project/dcf040e67528d9187c66b2379df5ea4407429775</meta:generator>
    <meta:document-statistic meta:table-count="1" meta:cell-count="3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

Sub PysSelChange(oEvent)

if oEvent.supportsService("com.sun.star.sheet.SheetCell") then
    
        if oEvent.value = true then
            oEvent.value = false  
        elseif oEvent.value = false then
        	oEvent.value = true
        
        end if  
      
end if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